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7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4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style:font-name="Segoe UI Semibold" fo:font-size="36pt" style:font-size-asian="36pt" style:font-size-complex="36pt"/>
    </style:style>
    <style:style style:name="P9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1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1" fo:font-size="33pt" fo:font-weight="bold" style:font-size-asian="33pt" style:font-weight-asian="bold" style:font-size-complex="33pt" style:font-weight-complex="bold"/>
    </style:style>
    <style:style style:name="T8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Segoe UI1" fo:font-size="35pt" fo:font-weight="bold" style:font-size-asian="35pt" style:font-weight-asian="bold" style:font-size-complex="35pt" style:font-weight-complex="bold"/>
    </style:style>
    <style:style style:name="T10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4.384cm" svg:height="3.063cm" svg:x="1.778cm" svg:y="0.762cm">
          <draw:text-box>
            <text:p text:style-name="P3"><text:span text:style-name="T3">HYMN #797</text:span></text:p>
            <text:p text:style-name="P3"><text:span text:style-name="T4">“</text:span><text:span text:style-name="T4">Praise the Almighty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6" draw:layer="layout" svg:width="25.146cm" svg:height="6.858cm" svg:x="1.524cm" svg:y="0.762cm">
          <draw:text-box>
            <text:p text:style-name="P3"><text:span text:style-name="T5">1. Praise the Almighty, my soul, adore Him!</text:span><text:span text:style-name="T6"><text:line-break/></text:span><text:span text:style-name="T6">Yes, I will laud Him until death;</text:span><text:span text:style-name="T6"><text:line-break/></text:span><text:span text:style-name="T7">With songs and anthems I come before Him</text:span><text:span text:style-name="T6"><text:line-break/></text:span><text:span text:style-name="T6">As long as He allows me breath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6" draw:layer="layout" svg:width="25.146cm" svg:height="5.321cm" svg:x="1.524cm" svg:y="0.762cm">
          <draw:text-box>
            <text:p text:style-name="P3"><text:span text:style-name="T6">From Him my life and all things came;</text:span><text:span text:style-name="T6"><text:line-break/></text:span><text:span text:style-name="T6">Bless, O my soul, His holy name.</text:span><text:span text:style-name="T6"><text:line-break/></text:span><text:span text:style-name="T6">Alleluia, 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7" draw:layer="layout" svg:width="24.384cm" svg:height="6.866cm" svg:x="1.778cm" svg:y="0.762cm">
          <draw:text-box>
            <text:p text:style-name="P3"><text:span text:style-name="T8">2. </text:span><text:span text:style-name="T9">Trust not in rulers; they are but mortal;</text:span><text:span text:style-name="T6"><text:line-break/></text:span><text:span text:style-name="T6">Earthborn they are and soon decay.</text:span><text:span text:style-name="T6"><text:line-break/></text:span><text:span text:style-name="T5">Vain are their counsels at life’s last portal,</text:span><text:span text:style-name="T6"><text:line-break/></text:span><text:span text:style-name="T6">When the dark grave engulfs its pre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7" draw:layer="layout" svg:width="24.384cm" svg:height="5.321cm" svg:x="1.524cm" svg:y="0.933cm">
          <draw:text-box>
            <text:p text:style-name="P3"><text:span text:style-name="T6">Since mortals can no help afford,</text:span><text:span text:style-name="T6"><text:line-break/></text:span><text:span text:style-name="T6">Place all your trust in Christ, our Lord.</text:span><text:span text:style-name="T6"><text:line-break/></text:span><text:span text:style-name="T6">Alleluia, alleluia!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7" draw:text-style-name="P7" draw:layer="layout" svg:width="24.384cm" svg:height="6.917cm" svg:x="1.778cm" svg:y="0.762cm">
          <draw:text-box>
            <text:p text:style-name="P3"><text:span text:style-name="T8">3. </text:span><text:span text:style-name="T6">Blessèd, oh, blessèd are they forever</text:span><text:span text:style-name="T6"><text:line-break/></text:span><text:span text:style-name="T9">Whose help is from the Lord Most High,</text:span><text:span text:style-name="T6"><text:line-break/></text:span><text:span text:style-name="T9">Whom from salvation can nothing sever,</text:span><text:span text:style-name="T6"><text:line-break/></text:span><text:span text:style-name="T6">And who in hope to Christ draw nigh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7" draw:layer="layout" svg:width="24.384cm" svg:height="5.321cm" svg:x="1.778cm" svg:y="0.762cm">
          <draw:text-box>
            <text:p text:style-name="P3"><text:span text:style-name="T6">To all who trust in Him, our Lord</text:span><text:span text:style-name="T6"><text:line-break/></text:span><text:span text:style-name="T6">Will aid and counsel now afford.</text:span><text:span text:style-name="T6"><text:line-break/></text:span><text:span text:style-name="T6">Alleluia, 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8" draw:text-style-name="P8" draw:layer="layout" svg:width="24.384cm" svg:height="7.011cm" svg:x="1.778cm" svg:y="0.762cm">
          <draw:text-box>
            <text:p text:style-name="P3"><text:span text:style-name="T8">4.</text:span><text:span text:style-name="T6"> Penitent sinners, for mercy crying,</text:span><text:span text:style-name="T6"><text:line-break/></text:span><text:span text:style-name="T6">Pardon and peace from Him obtain;</text:span><text:span text:style-name="T6"><text:line-break/></text:span><text:span text:style-name="T6">Ever the wants of the poor supplying,</text:span><text:span text:style-name="T6"><text:line-break/></text:span><text:span text:style-name="T6">Their faithful God He will remai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8" draw:layer="layout" svg:width="24.384cm" svg:height="5.321cm" svg:x="1.778cm" svg:y="0.762cm">
          <draw:text-box>
            <text:p text:style-name="P3"><text:span text:style-name="T6">He helps His children in distress,</text:span><text:span text:style-name="T6"><text:line-break/></text:span><text:span text:style-name="T6">The widows and the fatherless.</text:span><text:span text:style-name="T6"><text:line-break/></text:span><text:span text:style-name="T6">Alleluia, 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4" draw:layer="layout" svg:width="24.384cm" svg:height="6.866cm" svg:x="1.778cm" svg:y="0.762cm">
          <draw:text-box>
            <text:p text:style-name="P3"><text:span text:style-name="T8">5. </text:span><text:span text:style-name="T5">Praise, all you people, the name so holy</text:span><text:span text:style-name="T6"><text:line-break/></text:span><text:span text:style-name="T9">Of Him who does such wondrous things!</text:span><text:span text:style-name="T6"><text:line-break/></text:span><text:span text:style-name="T6">All that has being, to praise Him solely,</text:span><text:span text:style-name="T6"><text:line-break/></text:span><text:span text:style-name="T6">With happy heart its amen sing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9" draw:text-style-name="P4" draw:layer="layout" svg:width="24.384cm" svg:height="10.021cm" svg:x="1.778cm" svg:y="0.762cm">
          <draw:text-box>
            <text:p text:style-name="P3"><text:span text:style-name="T6">Children of God, with angel host</text:span><text:span text:style-name="T6"><text:line-break/></text:span><text:span text:style-name="T6">Praise Father, Son, and Holy Ghost!</text:span><text:span text:style-name="T6"><text:line-break/></text:span><text:span text:style-name="T6">Alleluia, alleluia!</text:span></text:p>
            <text:p text:style-name="P9"><text:span text:style-name="T10"><text:line-break/></text:span><text:span text:style-name="T10"/></text:p>
            <text:p text:style-name="P9"><text:span text:style-name="T10"/></text:p>
            <text:p text:style-name="P9"><text:span text:style-name="T10"><text:s text:c="10"/></text:span><text:span text:style-name="T10">Public domain</text:span></text:p>
            <text:p text:style-name="P9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1:52:54.467000000</meta:creation-date>
    <dc:title>2018Blue</dc:title>
    <meta:editing-duration>PT6M54S</meta:editing-duration>
    <meta:editing-cycles>5</meta:editing-cycles>
    <meta:generator>LibreOffice/6.0.5.2$Windows_X86_64 LibreOffice_project/54c8cbb85f300ac59db32fe8a675ff7683cd5a16</meta:generator>
    <dc:date>2018-09-06T10:28:03.020000000</dc:date>
    <meta:document-statistic meta:object-count="65"/>
  </office:meta>
</office:document-meta>
</file>